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8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7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text-properties style:font-name="Arial" style:font-name-asian="Arial" style:font-name-complex="Arial"/>
    </style:style>
    <style:style style:name="P32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3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40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1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2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9470096" text:id="ct1794700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3</text:p>
            <text:p text:style-name="P14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4">15:4</text:p>
            <text:p text:style-name="P14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4">15:5</text:p>
            <text:p text:style-name="P14">אֱוִיל--יִנְאַץ, מוּסַר אָבִיו; <text:s text:c="3"/>וְשֹׁמֵר </text:p>
            <text:p text:style-name="P14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4">15:6</text:p>
            <text:p text:style-name="P14">ו <text:s/>בֵּית צַדִּיק, חֹסֶן </text:p>
            <text:p text:style-name="P14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4">15:7</text:p>
            <text:p text:style-name="P14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4">15:8</text:p>
            <text:p text:style-name="P14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1">/] XXX 20200730_14141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803_13550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4">15:9</text:p>
            <text:p text:style-name="P14">ט <text:s/>תּוֹעֲבַת יְהוָה, דֶּרֶךְ רָשָׁע; <text:s text:c="3"/>וּמְרַדֵּף </text:p>
            <text:p text:style-name="P14">צְדָקָה יֶאֱהָב.<text:tab/>9 </text:p>
          </table:table-cell>
          <table:table-cell table:style-name="表29.B2" office:value-type="string">
            <text:p text:style-name="P12"/>
            <text:p text:style-name="P12"/>
            <text:p text:style-name="P12">abhorrence / jehovah / way</text:p>
            <text:p text:style-name="P12"/>
            <text:p text:style-name="P12">wicked ones / and one. to pursue</text:p>
            <text:p text:style-name="P12"/>
            <text:p text:style-name="P12">righteousness / to love</text:p>
          </table:table-cell>
        </table:table-row>
        <table:table-row>
          <table:table-cell table:style-name="表29.A2" office:value-type="string">
            <text:p text:style-name="P14">15:10</text:p>
            <text:p text:style-name="P14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  <text:p text:style-name="P12"/>
            <text:p text:style-name="P12">admonition / evil / to. one. to forsake</text:p>
            <text:p text:style-name="P12">path / one. to hate / correction</text:p>
            <text:p text:style-name="P12"/>
            <text:p text:style-name="P12">to die</text:p>
          </table:table-cell>
        </table:table-row>
        <table:table-row>
          <table:table-cell table:style-name="表29.A2" office:value-type="string">
            <text:p text:style-name="P14">15:11</text:p>
            <text:p text:style-name="P14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  <text:p text:style-name="P12"/>
            <text:p text:style-name="P12">unseen / and destruction / in front of</text:p>
            <text:p text:style-name="P12">jehovah / indeed / that – hearts</text:p>
            <text:p text:style-name="P12"/>
            <text:p text:style-name="P12">sons - man</text:p>
          </table:table-cell>
        </table:table-row>
        <table:table-row>
          <table:table-cell table:style-name="表29.A2" office:value-type="string">
            <text:p text:style-name="P18">DROP ==&gt; ENOUGH</text:p>
            <text:p text:style-name="P18">20200803_140250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2</text:p>
            <text:p text:style-name="P14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3</text:p>
            <text:p text:style-name="P14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4</text:p>
            <text:p text:style-name="P14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5</text:p>
            <text:p text:style-name="P14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6</text:p>
            <text:p text:style-name="P14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7</text:p>
            <text:p text:style-name="P14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16"/>
      <text:p text:style-name="P20"/>
      <text:p text:style-name="P7">------------------------------------------------------------</text:p>
      <text:p text:style-name="P7">[XXX] 20210222_085052</text:p>
      <text:p text:style-name="P19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2">divreey / qoheleth / ben-daawid / <text:s/>melech bi'yruushaalaaim</text:p>
            <text:p text:style-name="P12"/>
            <text:p text:style-name="P12">The words of Koheleth, the son of David, king in Jerusalem.</text:p>
          </table:table-cell>
        </table:table-row>
        <table:table-row>
          <table:table-cell table:style-name="表5.A2" office:value-type="string">
            <text:p text:style-name="P14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2">ha`veel / ha`vaaliym / aamar[say </text:p>
            <text:p text:style-name="P12"/>
            <text:p text:style-name="P12">qoheleth / * / *</text:p>
            <text:p text:style-name="P12"/>
            <text:p text:style-name="P12">hakol[all / haavel</text:p>
            <text:p text:style-name="P12"/>
            <text:p text:style-name="P12"><text:soft-page-break/></text:p>
            <text:p text:style-name="P12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4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2">mah-yithroon[what-profit / laa'aadzaam[in-man</text:p>
            <text:p text:style-name="P12">b'xaal[in~all-A`maal'oo[toil~his / she[which'yaA`mol[toil</text:p>
            <text:p text:style-name="P12">tachath[below / ha'SHaamesh[s@lo@nce</text:p>
          </table:table-cell>
        </table:table-row>
        <table:table-row>
          <table:table-cell table:style-name="表5.A2" office:value-type="string">
            <text:p text:style-name="P14"/>
          </table:table-cell>
          <table:table-cell table:style-name="表5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19"/>
      <text:p text:style-name="P8">[/  XXX] 20210222_090518</text:p>
      <text:p text:style-name="P20"/>
      <text:p text:style-name="P16">@@@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/>
          </table:table-cell>
          <table:table-cell table:style-name="表6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20"/>
      <text:p text:style-name="P20"/>
      <text:p text:style-name="P7">------------------------------------------------------------</text:p>
      <text:p text:style-name="P7">[XXX] 20200327_115755</text:p>
      <text:p text:style-name="P19"><text:soft-page-break/></text:p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79470096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3">/------------------------------------------------------------ /TEMPLATE</text:p>
      <text:p text:style-name="P19"/>
      <text:p text:style-name="P6"><text:soft-page-break/>--------------------------------------- [STEPS : closing] 20191009_161940</text:p>
      <text:list xml:id="list6465363436622692595" text:style-name="L1">
        <text:list-item>
          <text:p text:style-name="P32">time label ==&gt; paste</text:p>
        </text:list-item>
        <text:list-item>
          <text:p text:style-name="P32">“@@@” ==&gt; move to → at the bottom of the doc area</text:p>
        </text:list-item>
        <text:list-item>
          <text:p text:style-name="P32">DUP : template</text:p>
        </text:list-item>
        <text:list-item>
          <text:p text:style-name="P32">close</text:p>
          <text:list>
            <text:list-item>
              <text:p text:style-name="P32">web pages</text:p>
            </text:list-item>
            <text:list-item>
              <text:p text:style-name="P32">sheet file</text:p>
            </text:list-item>
            <text:list-item>
              <text:p text:style-name="P32">folders (if any)</text:p>
            </text:list-item>
            <text:list-item>
              <text:p text:style-name="P32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5621631567456117198" text:style-name="L2">
              <text:list-item>
                <text:p text:style-name="P39">right-click &gt; r &gt; i &gt; <text:span text:style-name="T8">↑ &gt; Ret (inset rows)</text:span></text:p>
                <text:list>
                  <text:list-item>
                    <text:p text:style-name="P40">enter “a” x 3 (marker)</text:p>
                  </text:list-item>
                  <text:list-item>
                    <text:p text:style-name="P40">M – w &gt; a (new window)</text:p>
                  </text:list-item>
                </text:list>
              </text:list-item>
              <text:list-item>
                <text:p text:style-name="P40">C – f &gt; “@”x3 &gt; Ret (find “@”x3)</text:p>
                <text:list>
                  <text:list-item>
                    <text:p text:style-name="P40">C – x (cut)</text:p>
                  </text:list-item>
                  <text:list-item>
                    <text:p text:style-name="P40">C – f &gt; “a” x 3 &gt; Ret &gt; C – v (find, paste)</text:p>
                  </text:list-item>
                </text:list>
              </text:list-item>
              <text:list-item>
                <text:p text:style-name="P40">C – f &gt; “]” &gt; Ret (find “template”)</text:p>
                <text:list>
                  <text:list-item>
                    <text:p text:style-name="P40">select ==&gt; cells</text:p>
                  </text:list-item>
                  <text:list-item>
                    <text:p text:style-name="P40"><text:soft-page-break/>C – c &gt; C – Home &gt; C – f &gt; “@” x 3 (copy, find label)</text:p>
                  </text:list-item>
                  <text:list-item>
                    <text:p text:style-name="P40">C - ← x 2 &gt; ↑ <text:s/>(navigation)</text:p>
                  </text:list-item>
                </text:list>
              </text:list-item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string">
            <text:p text:style-name="P25"/>
          </table:table-cell>
        </table:table-row>
      </table:table>
      <text:p text:style-name="P13"/>
      <text:p text:style-name="P13"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4477612581348833327" text:style-name="L3">
              <text:list-item>
                <text:p text:style-name="P41">in a cell</text:p>
                <text:list>
                  <text:list-item>
                    <text:p text:style-name="P41">C – End</text:p>
                  </text:list-item>
                  <text:list-item>
                    <text:p text:style-name="P41">Right click &gt; r &gt; i &gt; C – a &gt; 7 &gt; Ret (insert rows)</text:p>
                  </text:list-item>
                </text:list>
              </text:list-item>
              <text:list-item>
                <text:p text:style-name="P41">template ==&gt; C/P</text:p>
              </text:list-item>
              <text:list-item>
                <text:p text:style-name="P41">enter ==&gt; verse number</text:p>
                <text:list>
                  <text:list-item>
                    <text:p text:style-name="P41">copy → trunk string</text:p>
                  </text:list-item>
                  <text:list-item>
                    <text:p text:style-name="P41">↓ &gt; C – v &gt; number &gt; Ret &gt; ↓</text:p>
                  </text:list-item>
                </text:list>
              </text:list-item>
              <text:list-item>
                <text:p text:style-name="P41">text ==&gt; C/P</text:p>
              </text:list-item>
              <text:list-item>
                <text:p text:style-name="P41">select ==&gt; string</text:p>
                <text:list>
                  <text:list-item>
                    <text:p text:style-name="P41">click on the right side of a numbering char</text:p>
                  </text:list-item>
                  <text:list-item>
                    <text:p text:style-name="P41">S – X (X = any char in the first line of the target text)</text:p>
                  </text:list-item>
                  <text:list-item>
                    <text:p text:style-name="P41">S – End (select the whole text area)</text:p>
                  </text:list-item>
                  <text:list-item>
                    <text:p text:style-name="P41">C – x (cut)</text:p>
                  </text:list-item>
                  <text:list-item>
                    <text:p text:style-name="P41">Tab (back)</text:p>
                  </text:list-item>
                  <text:list-item>
                    <text:p text:style-name="P41">C – v</text:p>
                  </text:list-item>
                  <text:list-item>
                    <text:p text:style-name="P41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5"/>
          </table:table-cell>
        </table:table-row>
      </table:table>
      <text:p text:style-name="P13"/>
      <text:p text:style-name="P15">steps : closing : 20200709_142010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list xml:id="list463759758880084195" text:style-name="L4">
              <text:list-item>
                <text:p text:style-name="P42">C – end (move to the end of the cell)</text:p>
              </text:list-item>
              <text:list-item>
                <text:p text:style-name="P42">Right click &gt; r &gt; i &gt; ↑ &gt; Ret (insert rows)</text:p>
              </text:list-item>
              <text:list-item>
                <text:p text:style-name="P42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5"/>
          </table:table-cell>
        </table:table-row>
      </table:table>
      <text:p text:style-name="P13"/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1-02-22T09:06:07.57</dc:date>
    <dc:creator>iwabuchi ken</dc:creator>
    <meta:editing-duration>P6DT15H39M52S</meta:editing-duration>
    <meta:editing-cycles>525</meta:editing-cycles>
    <meta:generator>OpenOffice/4.1.3$Win32 OpenOffice.org_project/413m1$Build-9783</meta:generator>
    <meta:document-statistic meta:table-count="14" meta:image-count="0" meta:object-count="0" meta:page-count="9" meta:paragraph-count="177" meta:word-count="924" meta:character-count="4899"/>
  </office:meta>
</office:document-meta>
</file>